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left="0.00pt" fo:text-indent="28.35pt"/>
    </style:style>
  </office:automatic-styles>
  <office:body>
    <office:text>
      <text:p text:style-name="P1"><text:span text:style-name="T1">Предметная область Тимофеева Глеба</text:span></text:p>
      <text:p text:style-name="P1"><text:span text:style-name="T2"/></text:p>
      <text:p text:style-name="P1"><text:span text:style-name="T3">Интернет-магазин по продаже компонентов для кастомных клавиатур.</text:span></text:p>
      <text:p text:style-name="P1"><text:span text:style-name="T4"/></text:p>
      <text:p text:style-name="P1"><text:span text:style-name="T5">Этот магазин служит для тех людей, которые не могу найти для себя подходящую клавиатуру в обычном магазине электроники. Тут клиент может проконсультироваться по интересующим его вопросам с консультантами, и они помогут определиться с нужными компонентами. Покупатель может выбрать из чего будет состоять его клавиатура и<text:s/></text:span><text:span text:style-name="T6">«</text:span><text:span text:style-name="T7">пощупать</text:span><text:span text:style-name="T8">»<text:s/></text:span><text:span text:style-name="T9">каждый компонент, который он выбирает. </text:span></text:p>
      <text:p text:style-name="P1"><text:span text:style-name="T9">Покупатели не всегда смогут зайти в магазин и купить то, что они захотят, так как магазин не является круглосуточным, и не работет по выходным дням.</text:span></text:p>
      <text:p text:style-name="P1"><text:span text:style-name="T9">Рассматривая ассортимент магазина, клиент не всегда сможет найти на полках стелажей то, что ему будет нужно потому что, товар может закончится, а работники магазина еще не заказали недостающие товары или заказанные товары еще находятся в пути до магазина.</text:span></text:p>
      <text:p text:style-name="P1"><text:span text:style-name="T9">Создание сайта для магазина полностью решит проблему с невозможностью придти в магазин и сделать покупку из-за того, что он был бы закрыт. </text:span></text:p>
      <text:p text:style-name="P1"><text:span text:style-name="T9">Также пропадет и проблема куда-то ходить и тратить большое количество время на это, ведь можно будет посетить сайт магазина, и оформить заказ даже через телефон, который имеет выход в интернет.</text:span></text:p>
      <text:p text:style-name="P1"><text:span text:style-name="T9">Посещая сайт магазина, покупатель будет видеть в каталоге полный список товаров. Будут отображаться не только позиции, которые сейчас находятся на складе магазина, но и те, которых сейчас на складе нет. О поступлении товаров, которых на складе сейчас нет, на сайте можно будет узнать, нажав на кнопку<text:s/></text:span><text:span text:style-name="T10">"</text:span><text:span text:style-name="T11">Узнать о поступлении</text:span><text:span text:style-name="T12">"</text:span><text:span text:style-name="T13">, и когда товар снова появится на складе магазина, Клиенту на почту, указанную при регистрации на сайте, придет письмо, и он сможет сделать заказ такого товара на сайте</text:span></text:p>
      <text:p text:style-name="P1"><text:span text:style-name="T13">Каталог товаров бдует распределен на разные разделы, в которых будут находятся разные типы модификаций клавиатур. Также в каталоге товаров будет присутствовать фильтр, который поможет подобрать подходящий для покупателя товар, а также каталог будет иметь различные сортировки товаров в каталоге (По убыванию/возрастанию цены; По популярности;<text:s text:c="2"/>По отзывам). </text:span></text:p>
      <text:p text:style-name="P1"><text:span text:style-name="T13">Покупатели смогут добавить понравившийся товар с список<text:s/></text:span><text:span text:style-name="T14">«</text:span><text:span text:style-name="T15">Желаемого</text:span><text:span text:style-name="T16">».<text:s/></text:span><text:span text:style-name="T17">Также, из списка<text:s/></text:span><text:span text:style-name="T18">«</text:span><text:span text:style-name="T19">Желаемого</text:span><text:span text:style-name="T20">»,<text:s/></text:span><text:span text:style-name="T21">можно переместить товары в корзину, нажав на кнопку<text:s/></text:span><text:span text:style-name="T22">«</text:span><text:span text:style-name="T23">Переместить в корзину</text:span><text:span text:style-name="T24">».</text:span></text:p>
      <text:p text:style-name="P1"><text:span text:style-name="T25">Чтобы облегчить подбор модификаций, покупатель сможет зайти в конфигуратор, в котором будут отображены разделы модификаций и можно по отдельности поставить нужные ему компоненты. Чтобы клиент не смог создать конфигурацию, которую будет невозможно собрать, в конфигураторе присутствует фильтрация, которая отсеивает несовместимые товары, и оставляет только подходящие друг к другу компоненты.</text:span></text:p>
      <text:p text:style-name="P1"><text:span text:style-name="T25">Если клиент готов оформить заказ, то он может начать оформление заказа со страницы товара, нажав на соответствующую кнопку<text:s/></text:span><text:span text:style-name="T26">«</text:span><text:span text:style-name="T27">Купить</text:span><text:span text:style-name="T28">».<text:s/></text:span><text:span text:style-name="T29">После нажатия на кнопку, покупателя перемещает на страницу оформления заказа, где нужно указать: способ оплаты, номер телефона, электронную почту и пункт выдачи товара. </text:span></text:p>
      <text:p text:style-name="P1"><text:span text:style-name="T29">По-мимо этого, можно будет заказать сразу несколько товаров. Для этого клиенту нужно нажать на кнопку<text:s/></text:span><text:span text:style-name="T30">«</text:span><text:span text:style-name="T31">Добавить в корзину</text:span><text:span text:style-name="T32">»,<text:s/></text:span><text:span text:style-name="T33">расположенную рядом с товаром. Когда покупатель выбрал нужные товары, он сможет перейти в корзину и перейти к оформлению заказа прямо на странице корзины. Там, все также, нужно указать: способ оплаты, номер телефона, электронную почту и пункт выдачи товара. </text:span></text:p>
      <text:p text:style-name="P1"><text:span text:style-name="T33">Если клиенту не нужно заказывать все, что имеется в корзине, он сможет поставить<text:s/></text:span><text:span text:style-name="T34">«</text:span><text:span text:style-name="T35">галочки</text:span><text:span text:style-name="T36">»<text:s/></text:span><text:span text:style-name="T37">напротив товаров, которые он хочет заказать.</text:span></text:p>
      <text:p text:style-name="P1"><text:span text:style-name="T37">После оформления заказа, данные о заказе направляются в базу магазина, а работники начинают собирать заказ, заказывая недостающие детали у поставщиков. После окончания сборки заказа, на почту покупателя приходит письмо, где написано, что заказ готов к выдаче. Также указана информация где забрать заказ, и время, в которое можно забрать.</text:span></text:p>
      <text:p text:style-name="P1"><text:span text:style-name="T37">Если у покупателей появятся вопросы, то они смогут задать свой вопрос в онлайн-чат с консультантами, которые ответят на вопрос в течении 5-ти минут, либо оставить форму для обратной связи с магазином.</text:span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